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pecificação dos Requisitos - Sistema Bancário</text:p>
      <text:p text:style-name="P1"/>
      <text:p text:style-name="P1">A. Lançamentos diversos:</text:p>
      <text:p text:style-name="P1">1. O sistema deve permitir o cadastro e alteração de clientes do banco os seguintes</text:p>
      <text:p text:style-name="P1">atributos: nome, endereço (rua, número, bairro, cep), telefone, data de</text:p>
      <text:p text:style-name="P1">nascimento para pessoa física, data de fundação para pessoa jurídica, e-mail, cpf</text:p>
      <text:p text:style-name="P1">(pessoa física) e cnpj (pessoa jurídica);</text:p>
      <text:p text:style-name="P1">2. O sistema deve permitir o cadastro e alteração dos bancos com os seguintes</text:p>
      <text:p text:style-name="P1">atributos: código e nome;</text:p>
      <text:p text:style-name="P1">3. O sistema deve permitir o cadastro e alteração das agências bancárias com os</text:p>
      <text:p text:style-name="P1">seguintes atributos: número da agência, nome, endereço (rua, número, bairro,</text:p>
      <text:p text:style-name="P1">cep), telefone, e-mail. Sabe-se que um banco pode ter várias agências. Uma</text:p>
      <text:p text:style-name="P1">agência pertence apenas a um banco;</text:p>
      <text:p text:style-name="P1">4. O sistema deve permitir a criação de contas nos(as) bancos/agências com os</text:p>
      <text:p text:style-name="P1">seguintes atributos: número da conta e saldo. Sabe-se que um cliente pode ter</text:p>
      <text:p text:style-name="P1">várias contas e uma conta pode ter mais de um cliente como administrador</text:p>
      <text:p text:style-name="P1">(contas conjuntas, contas empresariais, etc).</text:p>
      <text:p text:style-name="P1">5. Uma agência pode ter apenas dois tipos de contas: corrente e poupança. Para</text:p>
      <text:p text:style-name="P1">diferenciá-las é utilizado apenas a adição de (\1) no final da conta corrente.</text:p>
      <text:p text:style-name="P1">Exemplo: cc 5187, cp 5187\1;</text:p>
      <text:p text:style-name="P1">6. O sistema deve permitir que os clientes efetuem operações de saque, depósito,</text:p>
      <text:p text:style-name="P1">transferências e agendamento (futuro) em uma conta. O sistema deve manter o</text:p>
      <text:p text:style-name="P1">registro de todas operações efetuadas pelos clientes;</text:p>
      <text:p text:style-name="P1">7. Os agendamentos de operações devem verificar a data do lançamento da</text:p>
      <text:p text:style-name="P1">operação para que a data informada não seja inferior à data atual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7T21:43:04.823593948</meta:creation-date>
    <dc:date>2024-03-27T21:43:34.677175435</dc:date>
    <meta:editing-duration>PT34S</meta:editing-duration>
    <meta:editing-cycles>1</meta:editing-cycles>
    <meta:document-statistic meta:table-count="0" meta:image-count="0" meta:object-count="0" meta:page-count="1" meta:paragraph-count="24" meta:word-count="244" meta:character-count="1513" meta:non-whitespace-character-count="1293"/>
    <meta:generator>LibreOffice/7.4.5.1$Linux_X86_64 LibreOffice_project/40$Build-1</meta:generator>
  </office:meta>
</office:document-meta>
</file>